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3" style:family="paragraph" style:parent-style-name="Standard">
      <style:text-properties fo:font-size="9pt" fo:font-weight="bold" officeooo:paragraph-rsid="0015412b" style:font-size-asian="9pt" style:font-weight-asian="bold" style:font-size-complex="9pt" style:font-weight-complex="bold"/>
    </style:style>
    <style:style style:name="P4" style:family="paragraph" style:parent-style-name="Standard">
      <style:text-properties fo:font-size="9pt" fo:font-weight="bold" officeooo:paragraph-rsid="0017edd1" style:font-size-asian="9pt" style:font-weight-asian="bold" style:font-size-complex="9pt" style:font-weight-complex="bold"/>
    </style:style>
    <style:style style:name="P5" style:family="paragraph" style:parent-style-name="Standard">
      <style:text-properties officeooo:paragraph-rsid="0015412b"/>
    </style:style>
    <style:style style:name="P6" style:family="paragraph" style:parent-style-name="Standard">
      <style:text-properties officeooo:paragraph-rsid="0017edd1"/>
    </style:style>
    <style:style style:name="T1" style:family="text">
      <style:text-properties fo:font-weight="bold" officeooo:rsid="000faeb2" style:font-weight-asian="bold" style:font-weight-complex="bold"/>
    </style:style>
    <style:style style:name="T2" style:family="text">
      <style:text-properties fo:font-weight="bold" officeooo:rsid="00144e45" style:font-weight-asian="bold" style:font-weight-complex="bold"/>
    </style:style>
    <style:style style:name="T3" style:family="text">
      <style:text-properties fo:font-weight="bold" officeooo:rsid="0015412b" style:font-weight-asian="bold" style:font-weight-complex="bold"/>
    </style:style>
    <style:style style:name="T4" style:family="text">
      <style:text-properties fo:font-weight="bold" officeooo:rsid="0017300f" style:font-weight-asian="bold" style:font-weight-complex="bold"/>
    </style:style>
    <style:style style:name="T5" style:family="text">
      <style:text-properties fo:font-weight="bold" officeooo:rsid="0017edd1" style:font-weight-asian="bold" style:font-weight-complex="bold"/>
    </style:style>
    <style:style style:name="T6" style:family="text">
      <style:text-properties officeooo:rsid="00144e45"/>
    </style:style>
    <style:style style:name="T7" style:family="text">
      <style:text-properties fo:font-size="9pt" fo:font-weight="bold" officeooo:rsid="00144e45" style:font-size-asian="9pt" style:font-weight-asian="bold" style:font-size-complex="9pt" style:font-weight-complex="bold"/>
    </style:style>
    <style:style style:name="T8" style:family="text">
      <style:text-properties fo:font-size="9pt" fo:font-weight="bold" officeooo:rsid="0015412b" style:font-size-asian="9pt" style:font-weight-asian="bold" style:font-size-complex="9pt" style:font-weight-complex="bold"/>
    </style:style>
    <style:style style:name="T9" style:family="text">
      <style:text-properties fo:font-size="9pt" fo:font-weight="normal" officeooo:rsid="0015412b" style:font-size-asian="9pt" style:font-weight-asian="normal" style:font-size-complex="9pt" style:font-weight-complex="normal"/>
    </style:style>
    <style:style style:name="T10" style:family="text">
      <style:text-properties officeooo:rsid="0015412b"/>
    </style:style>
    <style:style style:name="T11" style:family="text">
      <style:text-properties officeooo:rsid="0017ed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ercises</text:p>
      <text:p text:style-name="P1">Fill in the blanks in each of the following statements:</text:p>
      <text:p text:style-name="Standard">a)</text:p>
      <text:p text:style-name="Standard"><text:span text:style-name="T1">comments </text:span>are used to document a program and improve its readability.</text:p>
      <text:p text:style-name="Standard">b) A decision can be made in a Java program with a(n)<text:span text:style-name="T2">if statement.</text:span></text:p>
      <text:p text:style-name="Standard">.</text:p>
      <text:p text:style-name="Standard">and</text:p>
      <text:p text:style-name="Standard">c) The arithmetic operators with the same precedence as multiplication are <text:span text:style-name="T4">divison and remainder</text:span></text:p>
      <text:p text:style-name="Standard">.</text:p>
      <text:p text:style-name="Standard">set of parenthe-</text:p>
      <text:p text:style-name="Standard">d) When parentheses in an arithmetic expression are nested, the <text:span text:style-name="T2">first</text:span></text:p>
      <text:p text:style-name="Standard"><text:span text:style-name="T6">parenth</text:span>ses is evaluated first.</text:p>
      <text:p text:style-name="Standard">e) A location in the computer’s memory that may contain different values at various times</text:p>
      <text:p text:style-name="Standard">throughout the execution of a program is called a(n)<text:span text:style-name="T2">variable</text:span></text:p>
      <text:p text:style-name="Standard">.</text:p>
      <text:p text:style-name="Standard">2.8Write Java statements that accomplish each of the following tasks:</text:p>
      <text:p text:style-name="Standard"/>
      <text:p text:style-name="Standard">a) Display the message "Enter an integer: ", leaving the cursor on the same line.</text:p>
      <text:p text:style-name="Standard"><text:tab/><text:span text:style-name="T7">Public static void main(String[] args){</text:span></text:p>
      <text:p text:style-name="P2"><text:tab/><text:tab/><text:span text:style-name="T6">System.out.print(“Enter an integer: “);</text:span></text:p>
      <text:p text:style-name="P2"><text:tab/><text:tab/><text:span text:style-name="T6">}</text:span></text:p>
      <text:p text:style-name="Standard">b) Assign the product of variables b and c to the int variable a.</text:p>
      <text:p text:style-name="P5"><text:tab/><text:span text:style-name="T7">Public static void main(String[] args){</text:span></text:p>
      <text:p text:style-name="P5"><text:span text:style-name="T7"><text:tab/><text:tab/></text:span><text:span text:style-name="T8">int b, c ;</text:span></text:p>
      <text:p text:style-name="P5"><text:span text:style-name="T8"><text:tab/><text:tab/>int a = b * c ;</text:span></text:p>
      <text:p text:style-name="P3"><text:tab/><text:tab/><text:span text:style-name="T6">}</text:span></text:p>
      <text:p text:style-name="Standard">c) Use a comment to state that a program performs a sample payroll calculation.</text:p>
      <text:p text:style-name="P5"><text:tab/><text:span text:style-name="T7">Public static void main(String[] args){</text:span></text:p>
      <text:p text:style-name="P5"><text:span text:style-name="T7"><text:tab/><text:tab/>//</text:span><text:span text:style-name="T9">a program that performs aa simple payroll</text:span></text:p>
      <text:p text:style-name="P3"><text:tab/><text:tab/><text:span text:style-name="T6">System.out.print(“Enter an integer: “);</text:span></text:p>
      <text:p text:style-name="P3"><text:tab/><text:tab/><text:span text:style-name="T6">}</text:span></text:p>
      <text:p text:style-name="Standard">2.9State whether each of the following is true or false. If false, explain why.</text:p>
      <text:p text:style-name="Standard">a) Addition is executed first in the following expression: a * b / (c + d) * 5.</text:p>
      <text:p text:style-name="Standard"><text:tab/><text:span text:style-name="T3">true</text:span></text:p>
      <text:p text:style-name="Standard">b) The following are all valid variable names: AccountValue, $value, value_in_$, ac-</text:p>
      <text:p text:style-name="Standard">count_no_1234, US$, her_sales_in_$, his_$checking_account, X!, _$_, a@b, and</text:p>
      <text:p text:style-name="Standard">_name.</text:p>
      <text:p text:style-name="Standard"><text:tab/><text:span text:style-name="T3">false</text:span></text:p>
      <text:p text:style-name="Standard">c) In 2 + 3 + 5 / 4, addition has the highest precedence.</text:p>
      <text:p text:style-name="Standard"><text:tab/><text:span text:style-name="T3">false</text:span></text:p>
      <text:p text:style-name="Standard">d) The following are all invalid variable names: name@email.com, 87, x%, 99er, and 2_.</text:p>
      <text:p text:style-name="Standard"><text:tab/><text:span text:style-name="T3">false</text:span></text:p>
      <text:p text:style-name="Standard"><text:span text:style-name="T3"/></text:p>
      <text:p text:style-name="Standard">2.10Assuming that x = 5 and y = 1, what does each of the following statements display?</text:p>
      <text:p text:style-name="Standard">a) System.out.printf("x = %d%n", x + 5);</text:p>
      <text:p text:style-name="Standard">b) System.out.printf("Value of %d *%d is %d\n", x, y, (x * y) );</text:p>
      <text:p text:style-name="Standard">c) System.out.printf("x is %d and y is %d", x, y);</text:p>
      <text:p text:style-name="Standard">d) System.out.printf("%d is not equal to %d\n", (x + y), (x * y) );</text:p>
      <text:p text:style-name="Standard">2.11Which of the following Java statements contain variables whose values are not modified?</text:p>
      <text:p text:style-name="Standard">a) int m = (p + 2) + 3;</text:p>
      <text:p text:style-name="Standard">b) System.out.println("m = m + 1");</text:p>
      <text:p text:style-name="Standard"><text:soft-page-break/>c) int m = p / 2;</text:p>
      <text:p text:style-name="Standard">d) int j = k + 2;</text:p>
      <text:p text:style-name="Standard"><text:tab/><text:tab/><text:span text:style-name="T4">b</text:span></text:p>
      <text:p text:style-name="Standard">2.12Given that y = ax2 + 5x + 2, which of the following are correct Java statements for this equation?</text:p>
      <text:p text:style-name="Standard">a) y = a * x * x + 5 * x + 2; <text:span text:style-name="T5">corect</text:span></text:p>
      <text:p text:style-name="Standard">b) y = a * x * x + (5 * x) + 2;</text:p>
      <text:p text:style-name="Standard">c) y = a * x * x + 5 * (x + 2);</text:p>
      <text:p text:style-name="Standard">d) y = a * (x * x) + 5 * x + 2; <text:span text:style-name="T5">correct</text:span></text:p>
      <text:p text:style-name="Standard">e) y = a * x * (x + 5 * x) + 2;</text:p>
      <text:p text:style-name="Standard">f) y = a * (x * x + 5 * x + 2);<text:span text:style-name="T5">correct</text:span></text:p>
      <text:p text:style-name="Standard"/>
      <text:p text:style-name="Standard">2.13 What is the output that will be printed after execution of the following Java code snippet?</text:p>
      <text:p text:style-name="Standard">Explain why.</text:p>
      <text:p text:style-name="Standard">int p = 5;</text:p>
      <text:p text:style-name="Standard">System.out.printf("%d", p + 2 * 4); <text:span text:style-name="T5">p+6</text:span></text:p>
      <text:p text:style-name="Standard">System.out.printf("%d", p * 2 + 4); <text:span text:style-name="T5">p*2+4</text:span></text:p>
      <text:p text:style-name="Standard"/>
      <text:p text:style-name="Standard">2.14 Write an application that displays the numbers 1 to 4 on the same line, with each pair of</text:p>
      <text:p text:style-name="Standard">adjacent numbers separated by one space. Use the following techniques:</text:p>
      <text:p text:style-name="Standard">a) Use one System.out.println statement.</text:p>
      <text:p text:style-name="P6"><text:tab/><text:span text:style-name="T7">Public static void main(String[] args){</text:span></text:p>
      <text:p text:style-name="P6"><text:span text:style-name="T7"><text:tab/><text:tab/></text:span><text:span text:style-name="T8">int b, c ;</text:span></text:p>
      <text:p text:style-name="P6"><text:span text:style-name="T8"><text:tab/><text:tab/>int a = b * c ;</text:span></text:p>
      <text:p text:style-name="P4"><text:tab/><text:tab/><text:span text:style-name="T6">}</text:span></text:p>
      <text:p text:style-name="Standard">b) Use four System.out.print statements.</text:p>
      <text:p text:style-name="Standard">c) Use one System.out.printf statement.</text:p>
      <text:p text:style-name="Standard"/>
      <text:p text:style-name="Standard">2.15 (Arithmetic) Write an application that asks the user to enter two integers, obtains them from</text:p>
      <text:p text:style-name="Standard">the user and prints the square of each, the sum of their squares, and the difference of the squares (first</text:p>
      <text:p text:style-name="Standard">number squared minus the second number squared). Use the techniques shown in Fig. 2.7.</text:p>
      <text:p text:style-name="Standard"/>
      <text:p text:style-name="Standard">2.16 (Comparing Integers) Write an application that asks the user to enter one integer, obtains</text:p>
      <text:p text:style-name="Standard">it from the user and displays whether the number and its square are greater than, equal to, not equal</text:p>
      <text:p text:style-name="Standard">to, or less than the number 100. Use the techniques shown in Fig. 2.15.</text:p>
      <text:p text:style-name="Standard">2.17 (Arithmetic, Smallest and Largest) Write an application that inputs three integers from the</text:p>
      <text:p text:style-name="Standard">user and displays the sum, average, product, smallest and largest of the numbers. Use the techniques</text:p>
      <text:p text:style-name="Standard">shown in Fig. 2.15. [Note: The calculation of the average in this exercise should result in an integer</text:p>
      <text:p text:style-name="Standard">representation of the average. So, if the sum of the values is 7, the average should be 2, not</text:p>
      <text:p text:style-name="Standard">2.3333….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1T08:28:49.297920273</meta:creation-date>
    <meta:editing-duration>PT20M42S</meta:editing-duration>
    <meta:editing-cycles>2</meta:editing-cycles>
    <meta:generator>LibreOffice/7.3.2.2$Linux_X86_64 LibreOffice_project/30$Build-2</meta:generator>
    <dc:date>2023-03-11T10:03:45.532690514</dc:date>
    <meta:document-statistic meta:table-count="0" meta:image-count="0" meta:object-count="0" meta:page-count="2" meta:paragraph-count="84" meta:word-count="752" meta:character-count="3947" meta:non-whitespace-character-count="3247"/>
  </office:meta>
</office:document-meta>
</file>